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" svg:font-family="Arial, Helvetica, sans-serif"/>
    <style:font-face style:name="Courier New2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0d3aa0" officeooo:paragraph-rsid="000d3aa0"/>
    </style:style>
    <style:style style:name="P3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99990" officeooo:paragraph-rsid="00199990" style:font-size-asian="8pt" style:font-size-complex="8pt"/>
    </style:style>
    <style:style style:name="P4" style:family="paragraph" style:parent-style-name="Preformatted_20_Text">
      <style:paragraph-properties fo:break-before="page"/>
      <style:text-properties fo:color="#000080" style:font-name="Courier New1" fo:font-size="8pt" fo:font-weight="bold" style:font-size-asian="8pt" style:font-size-complex="8pt"/>
    </style:style>
    <style:style style:name="P5" style:family="paragraph" style:parent-style-name="Heading_20_2">
      <style:paragraph-properties fo:break-before="page"/>
      <style:text-properties fo:color="#000080" style:font-name="Courier New1" fo:font-size="8pt" fo:font-weight="bold" style:font-size-asian="8pt" style:font-size-complex="8pt"/>
    </style:style>
    <style:style style:name="P6" style:family="paragraph" style:parent-style-name="Preformatted_20_Text">
      <style:text-properties fo:color="#000000" style:font-name="Courier New1" fo:font-size="8pt" officeooo:rsid="0009912b" officeooo:paragraph-rsid="000d3aa0" style:font-size-asian="8pt" style:font-size-complex="8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style:font-size-asian="8pt" style:font-size-complex="8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/>
    </style:style>
    <style:style style:name="P9" style:family="paragraph" style:parent-style-name="Preformatted_20_Text">
      <style:text-properties fo:color="#000000" style:font-name="Courier New2" officeooo:rsid="000d3aa0" officeooo:paragraph-rsid="000d3aa0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1" style:family="paragraph" style:parent-style-name="Preformatted_20_Text">
      <style:text-properties fo:color="#000080" style:font-name="Courier New1" fo:font-size="8pt" fo:font-weight="bold" style:font-size-asian="8pt" style:font-size-complex="8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ize="8pt" fo:font-style="italic" style:font-size-asian="8pt" style:font-size-complex="8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ize="8pt" style:font-size-asian="8pt" style:font-size-complex="8pt"/>
    </style:style>
    <style:style style:name="P14" style:family="paragraph" style:parent-style-name="Preformatted_20_Text">
      <style:text-properties style:font-name="Courier New1" fo:font-size="8pt" officeooo:rsid="001027c5" officeooo:paragraph-rsid="001027c5" style:font-size-asian="8pt" style:font-size-complex="8pt"/>
    </style:style>
    <style:style style:name="P15" style:family="paragraph" style:parent-style-name="Preformatted_20_Text">
      <style:text-properties style:font-name="Courier New1" fo:font-size="8pt" officeooo:rsid="00199990" officeooo:paragraph-rsid="00199990" style:font-size-asian="8pt" style:font-size-complex="8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style:font-size-asian="8pt" style:font-size-complex="8pt"/>
    </style:style>
    <style:style style:name="P18" style:family="paragraph" style:parent-style-name="Heading_20_2">
      <style:text-properties officeooo:paragraph-rsid="000b8736"/>
    </style:style>
    <style:style style:name="P19" style:family="paragraph" style:parent-style-name="Heading_20_2">
      <style:text-properties officeooo:rsid="000d3aa0" officeooo:paragraph-rsid="000d3aa0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1" style:family="paragraph" style:parent-style-name="Preformatted_20_Text">
      <style:text-properties style:font-name="Courier New1" fo:font-size="8pt" officeooo:rsid="00199990" officeooo:paragraph-rsid="00199990" style:font-size-asian="8pt" style:font-size-complex="8pt"/>
    </style:style>
    <style:style style:name="P22" style:family="paragraph" style:parent-style-name="Heading_20_1" style:list-style-name="WWNum2" style:master-page-name="First_20_Page">
      <style:paragraph-properties style:page-number="auto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Courier New2" fo:font-weight="bold"/>
    </style:style>
    <style:style style:name="T6" style:family="text">
      <style:text-properties fo:color="#008000" style:font-name="Courier New2" fo:font-weight="bold"/>
    </style:style>
    <style:style style:name="T7" style:family="text">
      <style:text-properties fo:color="#008000" fo:font-weight="bold"/>
    </style:style>
    <style:style style:name="T8" style:family="text">
      <style:text-properties fo:color="#808000"/>
    </style:style>
    <style:style style:name="T9" style:family="text">
      <style:text-properties fo:color="#808080"/>
    </style:style>
    <style:style style:name="T10" style:family="text">
      <style:text-properties fo:color="#808080" fo:font-style="italic"/>
    </style:style>
    <style:style style:name="T11" style:family="text">
      <style:text-properties fo:color="#660e7a" fo:font-weight="bold"/>
    </style:style>
    <style:style style:name="T12" style:family="text">
      <style:text-properties fo:color="#660e7a" style:font-name="Courier New2" fo:font-weight="bold"/>
    </style:style>
    <style:style style:name="T13" style:family="text">
      <style:text-properties fo:color="#660e7a" style:font-name="Courier New2" fo:font-style="italic"/>
    </style:style>
    <style:style style:name="T14" style:family="text">
      <style:text-properties fo:color="#660e7a" fo:font-style="italic"/>
    </style:style>
    <style:style style:name="T15" style:family="text">
      <style:text-properties style:font-name="Courier New2"/>
    </style:style>
    <style:style style:name="T16" style:family="text">
      <style:text-properties fo:font-style="italic"/>
    </style:style>
    <style:style style:name="T17" style:family="text">
      <style:text-properties fo:color="#0000ff" style:font-name="Courier New2"/>
    </style:style>
    <style:style style:name="T18" style:family="text">
      <style:text-properties officeooo:rsid="00124c78"/>
    </style:style>
    <style:style style:name="T19" style:family="text">
      <style:text-properties style:font-name="Arial" fo:font-size="12pt" fo:font-style="normal" fo:font-weight="normal"/>
    </style:style>
    <style:style style:name="T20" style:family="text">
      <style:text-properties fo:font-variant="normal" fo:text-transform="none" fo:color="#222222" fo:letter-spacing="normal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02675360" text:style-name="WWNum2">
        <text:list-item>
          <text:list>
            <text:list-item>
              <text:h text:style-name="P22" text:outline-level="1">Esqueleto</text:h>
            </text:list-item>
          </text:list>
        </text:list-item>
      </text:list>
      <text:h text:style-name="Heading_20_1" text:outline-level="1">Android Estudio V3.0.17/Flutter</text:h>
      <text:p text:style-name="Standard"/>
      <text:p text:style-name="Standard">Objetivo:</text:p>
      <text:p text:style-name="Standard"/>
      <text:p text:style-name="Standard">F.Creación: 1-4-2018</text:p>
      <text:p text:style-name="Standard"/>
      <text:p text:style-name="P1">Programa:esqueleto</text:p>
      <text:p text:style-name="P1"/>
      <text:p text:style-name="P1">Fuente:<text:a xlink:type="simple" xlink:href="https://flutter.io/widgets-intro/" text:style-name="ListLabel_20_1" text:visited-style-name="ListLabel_20_1"><text:span text:style-name="Internet_20_link">tutorial dart</text:span></text:a></text:p>
      <text:p text:style-name="P1"/>
      <text:h text:style-name="P5" text:outline-level="2"/>
      <text:p text:style-name="P11"/>
      <text:p text:style-name="P11"/>
      <text:p text:style-name="P11"/>
      <text:p text:style-name="P11"/>
      <text:p text:style-name="P11"/>
      <text:p text:style-name="P4"/>
      <text:h text:style-name="P19" text:outline-level="2">Primera Pantalla</text:h>
      <text:p text:style-name="P9"><text:span text:style-name="T4">import </text:span><text:span text:style-name="T7">'package:flutter/material.dart'</text:span>;</text:p>
      <text:p text:style-name="P8"><text:span text:style-name="T4">import</text:span><text:span text:style-name="T7">"fte/agenda_app.dart"</text:span>;</text:p>
      <text:p text:style-name="P8"><text:span text:style-name="T4">final </text:span>ThemeData maxSoftTheme = <text:span text:style-name="T4">new </text:span>ThemeData(</text:p>
      <text:p text:style-name="P10"><text:s text:c="2"/><text:span text:style-name="T15">brightness: Brightness.</text:span><text:span text:style-name="T12">dark</text:span><text:span text:style-name="T15">,</text:span></text:p>
      <text:p text:style-name="P10"><text:s text:c="2"/><text:span text:style-name="T15">primaryColor: Colors.</text:span><text:span text:style-name="T13">lightBlue</text:span><text:span text:style-name="T15">[</text:span><text:span text:style-name="T17">800</text:span><text:span text:style-name="T15">],</text:span></text:p>
      <text:p text:style-name="P10"><text:s text:c="2"/><text:span text:style-name="T15">accentColor: Colors.</text:span><text:span text:style-name="T13">cyan</text:span><text:span text:style-name="T15">[</text:span><text:span text:style-name="T17">600</text:span><text:span text:style-name="T15">],</text:span></text:p>
      <text:p text:style-name="P10"><text:s text:c="2"/><text:span text:style-name="T15">textTheme: </text:span><text:span text:style-name="T5">new </text:span><text:span text:style-name="T15">TextTheme(</text:span></text:p>
      <text:p text:style-name="P10"><text:s text:c="4"/><text:span text:style-name="T15">body1: </text:span><text:span text:style-name="T5">new </text:span><text:span text:style-name="T15">TextStyle(color: Colors.</text:span><text:span text:style-name="T13">blue</text:span><text:span text:style-name="T15">,fontSize: </text:span><text:span text:style-name="T17">15.0</text:span><text:span text:style-name="T15">,</text:span></text:p>
      <text:p text:style-name="P10"><text:s text:c="24"/><text:span text:style-name="T15">fontWeight: FontWeight.</text:span><text:span text:style-name="T13">bold</text:span><text:span text:style-name="T15">),</text:span></text:p>
      <text:p text:style-name="P10"><text:s text:c="4"/><text:span text:style-name="T15">subhead:</text:span><text:span text:style-name="T5">new </text:span><text:span text:style-name="T15">TextStyle(color:Colors.</text:span><text:span text:style-name="T13">green</text:span><text:span text:style-name="T15">),</text:span></text:p>
      <text:p text:style-name="P10"><text:s text:c="2"/><text:span text:style-name="T15">),</text:span></text:p>
      <text:p text:style-name="P10"><text:s text:c="2"/><text:span text:style-name="T15">dialogBackgroundColor:Colors.</text:span><text:span text:style-name="T13">red</text:span><text:span text:style-name="T15">,</text:span></text:p>
      <text:p text:style-name="P8">);</text:p>
      <text:p text:style-name="P8"><text:span text:style-name="T4">void </text:span>main() {</text:p>
      <text:p text:style-name="P10"><text:s text:c="3"/><text:span text:style-name="T15">runApp(</text:span><text:span text:style-name="T5">new </text:span><text:span text:style-name="T15">MaterialApp(</text:span></text:p>
      <text:p text:style-name="P10"><text:s text:c="4"/><text:span text:style-name="T15">debugShowCheckedModeBanner: </text:span><text:span text:style-name="T5">false</text:span><text:span text:style-name="T15">,</text:span></text:p>
      <text:p text:style-name="P10"><text:s text:c="4"/><text:span text:style-name="T15">title: </text:span><text:span text:style-name="T6">'Agenda médica'</text:span><text:span text:style-name="T15">,</text:span></text:p>
      <text:p text:style-name="P10"><text:s text:c="4"/><text:span text:style-name="T15">theme:maxSoftTheme,</text:span></text:p>
      <text:p text:style-name="P10"><text:s text:c="4"/><text:span text:style-name="T15">home: </text:span><text:span text:style-name="T5">new </text:span><text:span text:style-name="T15">AgendaApp(),</text:span></text:p>
      <text:p text:style-name="P10"><text:s text:c="2"/><text:span text:style-name="T15">));</text:span></text:p>
      <text:p text:style-name="P16">}</text:p>
      <text:p text:style-name="P2"/>
      <text:h text:style-name="P18" text:outline-level="2">Scaffold</text:h>
      <text:p text:style-name="P6"><text:span text:style-name="T4">library </text:span>cliente;</text:p>
      <text:p text:style-name="P12">///</text:p>
      <text:p text:style-name="P12">///autor:Máximo Meza</text:p>
      <text:p text:style-name="P12">///correo; max82574971@gmail.com</text:p>
      <text:p text:style-name="P12">///github: max6188</text:p>
      <text:p text:style-name="P12">///Función:Mantenedor de contactos;</text:p>
      <text:p text:style-name="P12">///</text:p>
      <text:p text:style-name="P7"><text:span text:style-name="T4">import </text:span><text:span text:style-name="T7">'dart:async'</text:span>;</text:p>
      <text:p text:style-name="P7"><text:span text:style-name="T4">import </text:span><text:span text:style-name="T7">'package:flutter/material.dart'</text:span>;</text:p>
      <text:p text:style-name="P7"><text:span text:style-name="T4">part </text:span><text:span text:style-name="T7">"maxlib/mgrafica_mensajeriaV1.dart"</text:span>;</text:p>
      <text:p text:style-name="P7"><text:span text:style-name="T4">part </text:span><text:span text:style-name="T7">"pwd/frm_pwd.dart"</text:span>;</text:p>
      <text:p text:style-name="P7"><text:span text:style-name="T4">class </text:span>ClientesApp <text:span text:style-name="T4">extends </text:span>StatefulWidget {</text:p>
      <text:p text:style-name="P7"><text:s text:c="2"/><text:span text:style-name="T10">//ClientesApp({Key key}) : super(key: key);</text:span></text:p>
      <text:p text:style-name="P7"><text:span text:style-name="T9"><text:s text:c="2"/></text:span><text:span text:style-name="T8">@override</text:span></text:p>
      <text:p text:style-name="P7"><text:span text:style-name="T8"><text:s text:c="2"/></text:span>_ClientesApp createState() =&gt; <text:span text:style-name="T4">new </text:span>_ClientesApp();</text:p>
      <text:p text:style-name="P7">}</text:p>
      <text:p text:style-name="P7"><text:span text:style-name="T4">class </text:span>_ClientesApp <text:span text:style-name="T4">extends </text:span>State&lt;ClientesApp&gt; {</text:p>
      <text:p text:style-name="P7"><text:s text:c="2"/>mgraficaMensajeria <text:span text:style-name="T11">mje</text:span>=mgraficaMensajeria();</text:p>
      <text:p text:style-name="P7"><text:s text:c="2"/><text:span text:style-name="T4">final </text:span><text:span text:style-name="T11">scaffoldKey </text:span>= <text:span text:style-name="T4">new </text:span>GlobalKey&lt;ScaffoldState&gt;();</text:p>
      <text:p text:style-name="P7"><text:s text:c="2"/>String <text:span text:style-name="T11">nombreDB</text:span>=<text:span text:style-name="T7">""</text:span>;</text:p>
      <text:p text:style-name="P7"><text:s text:c="2"/>bool <text:span text:style-name="T11">permiteUsuario</text:span>=<text:span text:style-name="T4">false</text:span>;</text:p>
      <text:p text:style-name="P7"><text:s text:c="2"/><text:span text:style-name="T8">@override</text:span></text:p>
      <text:p text:style-name="P7"><text:span text:style-name="T8"><text:s text:c="2"/></text:span>Widget build(BuildContext context) {</text:p>
      <text:p text:style-name="P7"><text:s text:c="4"/><text:span text:style-name="T4">void </text:span>initState() {</text:p>
      <text:p text:style-name="P7"><text:s text:c="6"/><text:span text:style-name="T4">super</text:span>.initState();</text:p>
      <text:p text:style-name="P7"><text:s text:c="4"/>}</text:p>
      <text:p text:style-name="P7"><text:s text:c="4"/><text:span text:style-name="T4">return new </text:span>Scaffold(</text:p>
      <text:p text:style-name="P7"><text:s text:c="6"/>key:<text:span text:style-name="T11">scaffoldKey</text:span>,</text:p>
      <text:p text:style-name="P7"><text:s text:c="6"/>appBar: <text:span text:style-name="T4">new </text:span>AppBar(</text:p>
      <text:p text:style-name="P7"><text:s text:c="8"/>title: <text:span text:style-name="T4">new </text:span>Center(child: Text(<text:span text:style-name="T7">'Agenda Médica'</text:span>)), <text:span text:style-name="T10">//el título</text:span></text:p>
      <text:p text:style-name="P7"><text:span text:style-name="T9"><text:s text:c="8"/></text:span>actions: &lt;Widget&gt;[</text:p>
      <text:p text:style-name="P7"><text:s text:c="10"/><text:span text:style-name="T10">/*</text:span></text:p>
      <text:p text:style-name="P13"><text:soft-page-break/><text:s text:c="10"/><text:span text:style-name="T16">new IconButton(</text:span></text:p>
      <text:p text:style-name="P13"><text:s text:c="12"/><text:span text:style-name="T16">icon: new Icon(IcMediicos.inyeccion),</text:span></text:p>
      <text:p text:style-name="P13"><text:s text:c="12"/><text:span text:style-name="T16">tooltip: 'Inyección',</text:span></text:p>
      <text:p text:style-name="P13"><text:s text:c="12"/><text:span text:style-name="T16">onPressed: (){</text:span></text:p>
      <text:p text:style-name="P13"><text:s text:c="14"/><text:span text:style-name="T16">if(permiteUsuario) {</text:span></text:p>
      <text:p text:style-name="P13"><text:s text:c="14"/><text:span text:style-name="T16">}else{</text:span></text:p>
      <text:p text:style-name="P13"><text:s text:c="16"/><text:span text:style-name="T16">mje.muestraMensaje( scaffoldKey, "Debe registrarse...");</text:span></text:p>
      <text:p text:style-name="P13"><text:s text:c="14"/><text:span text:style-name="T16">}</text:span></text:p>
      <text:p text:style-name="P13"><text:s text:c="12"/><text:span text:style-name="T16">},</text:span></text:p>
      <text:p text:style-name="P13"><text:s text:c="10"/><text:span text:style-name="T16">),</text:span></text:p>
      <text:p text:style-name="P13"><text:s text:c="10"/><text:span text:style-name="T16">*/</text:span></text:p>
      <text:p text:style-name="P7"><text:span text:style-name="T9"><text:s text:c="10"/></text:span><text:span text:style-name="T4">new </text:span>IconButton(</text:p>
      <text:p text:style-name="P7"><text:s text:c="12"/>icon: <text:span text:style-name="T4">new </text:span>Icon(Icons.<text:span text:style-name="T14">verified_user</text:span>),</text:p>
      <text:p text:style-name="P7"><text:s text:c="12"/>tooltip: <text:span text:style-name="T7">'Registro'</text:span>,</text:p>
      <text:p text:style-name="P7"><text:s text:c="12"/>onPressed: (){</text:p>
      <text:p text:style-name="P7"><text:s text:c="14"/>Navigator.<text:span text:style-name="T16">push</text:span>(</text:p>
      <text:p text:style-name="P7"><text:s text:c="16"/>context,</text:p>
      <text:p text:style-name="P7"><text:s text:c="16"/><text:span text:style-name="T4">new </text:span>MaterialPageRoute(builder: (context) =&gt; <text:span text:style-name="T4">new </text:span>FrmPwd(registrar:(usr){</text:p>
      <text:p text:style-name="P7"><text:s text:c="18"/><text:span text:style-name="T11">nombreDB</text:span>=<text:span text:style-name="T7">"F</text:span>$usr<text:span text:style-name="T7">"</text:span>;</text:p>
      <text:p text:style-name="P7"><text:s text:c="18"/><text:span text:style-name="T11">permiteUsuario</text:span>=<text:span text:style-name="T4">true</text:span>;</text:p>
      <text:p text:style-name="P7"><text:s text:c="16"/>})),</text:p>
      <text:p text:style-name="P7"><text:s text:c="14"/>);</text:p>
      <text:p text:style-name="P7"><text:s text:c="12"/>},</text:p>
      <text:p text:style-name="P7"><text:s text:c="10"/>),</text:p>
      <text:p text:style-name="P7"><text:s text:c="10"/></text:p>
      <text:p text:style-name="P7"><text:s text:c="8"/>],</text:p>
      <text:p text:style-name="P7"><text:s text:c="6"/>),</text:p>
      <text:p text:style-name="P7"><text:s text:c="6"/>body: <text:span text:style-name="T11">permiteUsuario</text:span>?frmListado(<text:span text:style-name="T11">nombreDB</text:span>): <text:span text:style-name="T11">mje</text:span>.simpleCentrado(context, <text:span text:style-name="T7">"Registrese por favor.."</text:span>),</text:p>
      <text:p text:style-name="P7"><text:s text:c="6"/>floatingActionButton: <text:span text:style-name="T4">new </text:span>FloatingActionButton(</text:p>
      <text:p text:style-name="P7"><text:s text:c="8"/>tooltip: <text:span text:style-name="T7">'Agregar'</text:span>,</text:p>
      <text:p text:style-name="P7"><text:s text:c="8"/>child: <text:span text:style-name="T4">new </text:span>Icon(Icons.<text:span text:style-name="T14">add</text:span>),</text:p>
      <text:p text:style-name="P7"><text:s text:c="8"/>onPressed:(){</text:p>
      <text:p text:style-name="P7"><text:s text:c="10"/><text:span text:style-name="T10">/*</text:span></text:p>
      <text:p text:style-name="P13"><text:s text:c="4"/><text:span text:style-name="T16">}</text:span></text:p>
      <text:p text:style-name="P13"><text:s text:c="10"/><text:span text:style-name="T16">if(permiteUsuario) {</text:span></text:p>
      <text:p text:style-name="P13"><text:s text:c="12"/><text:span text:style-name="T16">Navigator.push(</text:span></text:p>
      <text:p text:style-name="P13"><text:s text:c="14"/><text:span text:style-name="T16">context,</text:span></text:p>
      <text:p text:style-name="P13"><text:s text:c="14"/><text:span text:style-name="T16">new MaterialPageRoute(builder: (context) =&gt; new FrmAgenda(</text:span></text:p>
      <text:p text:style-name="P13"><text:s text:c="18"/><text:span text:style-name="T16">dBkey: "", nombreDB: nombreDB)),</text:span></text:p>
      <text:p text:style-name="P13"><text:s text:c="12"/><text:span text:style-name="T16">);</text:span></text:p>
      <text:p text:style-name="P13"><text:s text:c="10"/><text:span text:style-name="T16">} else {</text:span></text:p>
      <text:p text:style-name="P13"><text:s text:c="12"/><text:span text:style-name="T16">mje.muestraMensaje( scaffoldKey, "Debe registrarse...");</text:span></text:p>
      <text:p text:style-name="P13"><text:s text:c="10"/><text:span text:style-name="T16">}</text:span></text:p>
      <text:p text:style-name="P13"><text:s text:c="10"/><text:span text:style-name="T16">*/</text:span></text:p>
      <text:p text:style-name="P7"><text:span text:style-name="T9"><text:s text:c="8"/></text:span>},</text:p>
      <text:p text:style-name="P7"><text:s text:c="6"/>),</text:p>
      <text:p text:style-name="P7"><text:s text:c="4"/>);</text:p>
      <text:p text:style-name="P17"><text:s text:c="2"/>}</text:p>
      <text:p text:style-name="P14">-------------------------------------------------</text:p>
      <text:p text:style-name="P14">TabController controller;</text:p>
      <text:p text:style-name="P14">class _MyTabsState extends State&lt;MyTabs&gt; <text:s/>with SingleTickerProviderStateMixin {</text:p>
      <text:p text:style-name="P14"><text:s/>@override</text:p>
      <text:p text:style-name="P14"><text:s text:c="2"/>void initState() {</text:p>
      <text:p text:style-name="P14"><text:s text:c="6"/>// TODO: implement initState</text:p>
      <text:p text:style-name="P14"><text:s text:c="6"/>super.initState();</text:p>
      <text:p text:style-name="P14"><text:s text:c="6"/>controller = new TabController(length: 3, vsync: this);</text:p>
      <text:p text:style-name="P14"><text:s text:c="4"/>}</text:p>
      <text:p text:style-name="P14">TAB</text:p>
      <text:p text:style-name="P14"><text:s/>return new Scaffold(</text:p>
      <text:p text:style-name="P14"><text:s text:c="5"/>appBar: new AppBar(</text:p>
      <text:p text:style-name="P14"><text:s text:c="7"/>title: new Text("Video Tabs"),</text:p>
      <text:p text:style-name="P14"><text:s text:c="7"/>backgroundColor: Colors.redAccent,</text:p>
      <text:p text:style-name="P14"><text:s text:c="7"/>bottom: new TabBar(</text:p>
      <text:p text:style-name="P14"><text:s text:c="9"/>tabs: &lt;Widget&gt;[</text:p>
      <text:p text:style-name="P14"><text:soft-page-break/><text:s text:c="11"/>new Tab(</text:p>
      <text:p text:style-name="P14"><text:s text:c="13"/>icon: new Icon(Icons.home),</text:p>
      <text:p text:style-name="P14"><text:s text:c="11"/>),</text:p>
      <text:p text:style-name="P14"><text:s text:c="10"/>new Tab(</text:p>
      <text:p text:style-name="P14"><text:s text:c="13"/><text:span text:style-name="T18">text</text:span>: <text:span text:style-name="T18">"chats"</text:span>,</text:p>
      <text:p text:style-name="P14"><text:s text:c="11"/>),</text:p>
      <text:p text:style-name="P14"><text:s text:c="10"/>new Tab(</text:p>
      <text:p text:style-name="P14"><text:s text:c="13"/>icon: new Icon(Icons.contacts),</text:p>
      <text:p text:style-name="P14"><text:s text:c="11"/>)</text:p>
      <text:p text:style-name="P14"><text:s text:c="9"/>],</text:p>
      <text:p text:style-name="P14"><text:s text:c="9"/>controller: controller,</text:p>
      <text:p text:style-name="P14"><text:s text:c="7"/>),</text:p>
      <text:p text:style-name="P14"><text:s text:c="5"/>),</text:p>
      <text:p text:style-name="P14"><text:s text:c="4"/>body: new TabBarView(</text:p>
      <text:p text:style-name="P14"><text:s text:c="6"/>children: &lt;Widget&gt;[</text:p>
      <text:p text:style-name="P14"><text:s text:c="9"/>new Home(), new Video(), new Contact() </text:p>
      <text:p text:style-name="P14"><text:s text:c="6"/>],</text:p>
      <text:p text:style-name="P14"><text:s text:c="6"/>controller: controller</text:p>
      <text:p text:style-name="P14"><text:s text:c="4"/>)</text:p>
      <text:p text:style-name="P14"><text:s text:c="3"/>);</text:p>
      <text:p text:style-name="P14"><text:s text:c="2"/>}</text:p>
      <text:p text:style-name="P14">}</text:p>
      <text:p text:style-name="P14"/>
      <text:h text:style-name="Heading_20_2" text:outline-level="2">El body con gesture</text:h>
      <text:p text:style-name="P3">return Scafold(</text:p>
      <text:p text:style-name="P20"><text:span text:style-name="T20">  </text:span><text:span text:style-name="T21">body: GestureDoctor() its only for specific page not a entire app</text:span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" svg:font-family="Arial, Helvetica, sans-serif"/>
    <style:font-face style:name="Courier New2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3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3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032cm" fo:margin-left="1.032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5</text:page-number></text:span><text:span text:style-name="MT2"><text:s/>de </text:span><text:span text:style-name="MT3"><text:page-count style:num-format="1">5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22</meta:editing-cycles>
    <meta:creation-date>2018-03-07T12:45:00</meta:creation-date>
    <dc:date>2018-10-29T19:43:08.898000000</dc:date>
    <meta:editing-duration>P1DT7H22M48S</meta:editing-duration>
    <meta:generator>LibreOffice/6.1.0.3$Windows_X86_64 LibreOffice_project/efb621ed25068d70781dc026f7e9c5187a4decd1</meta:generator>
    <meta:document-statistic meta:table-count="0" meta:image-count="0" meta:object-count="0" meta:page-count="5" meta:paragraph-count="151" meta:word-count="339" meta:character-count="3989" meta:non-whitespace-character-count="28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